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erif" svg:font-family="'DejaVu Serif'" style:font-family-generic="roman"/>
    <style:font-face style:name="DejaVu Sans1" svg:font-family="'DejaVu Sans'" style:font-family-generic="swiss"/>
    <style:font-face style:name="Source Sans Pro2" svg:font-family="'Source Sans Pro'" style:font-family-generic="swiss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Tučná kurzíva" style:font-family-generic="swiss" style:font-pitch="variable"/>
    <style:font-face style:name="Source Sans Pro" svg:font-family="'Source Sans Pro'" style:font-adornments="Tučné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7e4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cfd8d"/>
    </style:style>
    <style:style style:name="P4" style:family="paragraph" style:parent-style-name="Text_20_body" style:list-style-name="L1">
      <style:text-properties officeooo:paragraph-rsid="000d1fa2"/>
    </style:style>
    <style:style style:name="P5" style:family="paragraph" style:parent-style-name="Text_20_body" style:list-style-name="L1">
      <style:text-properties officeooo:paragraph-rsid="000d589c"/>
    </style:style>
    <style:style style:name="P6" style:family="paragraph" style:parent-style-name="Heading_20_1">
      <style:text-properties officeooo:paragraph-rsid="000b7e4a"/>
    </style:style>
    <style:style style:name="P7" style:family="paragraph" style:parent-style-name="Heading_20_3">
      <style:text-properties officeooo:paragraph-rsid="000cfd8d"/>
    </style:style>
    <style:style style:name="P8" style:family="paragraph" style:parent-style-name="Heading_20_3">
      <style:text-properties officeooo:paragraph-rsid="000dc14c"/>
    </style:style>
    <style:style style:name="P9" style:family="paragraph" style:parent-style-name="Heading_20_2">
      <style:text-properties officeooo:paragraph-rsid="000cfd8d"/>
    </style:style>
    <style:style style:name="P10" style:family="paragraph" style:parent-style-name="Heading_20_2">
      <style:text-properties officeooo:paragraph-rsid="000dc14c"/>
    </style:style>
    <style:style style:name="P11" style:family="paragraph" style:parent-style-name="Heading_20_2">
      <style:text-properties officeooo:paragraph-rsid="000de746"/>
    </style:style>
    <style:style style:name="P12" style:family="paragraph" style:parent-style-name="First_20_line_20_indent">
      <style:text-properties officeooo:paragraph-rsid="000d6c84"/>
    </style:style>
    <style:style style:name="P13" style:family="paragraph" style:parent-style-name="First_20_line_20_indent">
      <style:text-properties officeooo:paragraph-rsid="000dc14c"/>
    </style:style>
    <style:style style:name="P14" style:family="paragraph" style:parent-style-name="First_20_line_20_indent">
      <style:text-properties officeooo:paragraph-rsid="000de746"/>
    </style:style>
    <style:style style:name="T1" style:family="text">
      <style:text-properties officeooo:rsid="000b7e4a"/>
    </style:style>
    <style:style style:name="T2" style:family="text">
      <style:text-properties officeooo:rsid="000cfd8d"/>
    </style:style>
    <style:style style:name="T3" style:family="text">
      <style:text-properties officeooo:rsid="000d1fa2"/>
    </style:style>
    <style:style style:name="T4" style:family="text">
      <style:text-properties officeooo:rsid="000d589c"/>
    </style:style>
    <style:style style:name="T5" style:family="text">
      <style:text-properties officeooo:rsid="000d6c84"/>
    </style:style>
    <style:style style:name="T6" style:family="text">
      <style:text-properties officeooo:rsid="000dc14c"/>
    </style:style>
    <style:style style:name="T7" style:family="text">
      <style:text-properties officeooo:rsid="000de7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Oponentura: E-Learning2 – Návrh</text:span></text:h>
      <text:p text:style-name="P1"><text:span text:style-name="T1">zpracována týmem projektu Kuchařka (kinclma1@fel.cvut.cz)</text:span></text:p>
      <text:h text:style-name="P9" text:outline-level="2"><text:span text:style-name="T2">Activity diagram</text:span></text:h>
      <text:p text:style-name="P12"><text:span text:style-name="T5">Bylo by od vývojářů milé, kdyby byly popisy aktivit v pořadí, v jakém jsou vykonávány. Tento vesměs inverzní sled popisů poněkud ztěžuje orientaci.</text:span></text:p>
      <text:h text:style-name="P7" text:outline-level="3"><text:span text:style-name="T2">Odesílání e-mailů</text:span></text:h>
      <text:list xml:id="list813705611" text:style-name="L1">
        <text:list-item>
          <text:p text:style-name="P3"><text:span text:style-name="T2">Vytvoření účtu – diagram vystihuje aktivitu bez problému</text:span></text:p>
        </text:list-item>
        <text:list-item>
          <text:p text:style-name="P4"><text:span text:style-name="T3">Vytvoření nového testu – v pořádku až na možnost změny testu lektorem, která nebyla v předchozích dokumentech zmíněna</text:span></text:p>
        </text:list-item>
        <text:list-item>
          <text:p text:style-name="P2"><text:span text:style-name="T3">Vyhodnocení testu – stejný problém jako v předchozím případě, je zde zmíněna jakási změna hodnocení, ale o změnách hodnocení nebyla v zadání ani zmínka</text:span></text:p>
        </text:list-item>
        <text:list-item>
          <text:p text:style-name="P4"><text:span text:style-name="T3">Automatické hodnocení – velice povedený a výstižný diagram, přesně vystihuje celý proces, jen formulace „Aktivuje formulář“ není úplně šťastná</text:span></text:p>
        </text:list-item>
        <text:list-item>
          <text:p text:style-name="P5"><text:span text:style-name="T4">Přidávání odkazů na skripta k otázkám – diagram působí tak, že lektor musí ke každé otázce přidat odkaz na skripta, ale pokud byl </text:span><text:span text:style-name="T5">pochopen správně, bylo by vhodnější místo rámečku „Asynchronní volání funkce“ asi vhodnější použít další větvení. Z důvodu zachování plynulosti chodu aplikace by bylo také vhodnější vytvářet strukturu hlaviček skript (ať už to přesně znamená cokoli) po vložení daných skript do systému – to by již asynchronní jistě bylo. Získávání hlaviček pomocí AJAXu není v daném případě tak úplně asynchronní vzhledem k tomu, že lektor musí čekat na výsledek operace, nebo by alespoň nebylo zcela logické tvořit další otázku zatímco server vytváří hlavičky pro aktuální otázku.</text:span></text:p>
        </text:list-item>
      </text:list>
      <text:h text:style-name="P10" text:outline-level="2"><text:span text:style-name="T6">Package model</text:span></text:h>
      <text:p text:style-name="First_20_line_20_indent"><text:span text:style-name="T6">Nejsou vidět všechny balíčky. Jinak vypadá rozumně.</text:span></text:p>
      <text:h text:style-name="P8" text:outline-level="3"><text:span text:style-name="T6">ELearning</text:span></text:h>
      <text:p text:style-name="P13"><text:span text:style-name="T6">Z modelu není zřejmé, co budou jednotlivé balíčky obsahovat (Controlles, Scripts, Unity, Utils), jinými slovy co ty názvy znamenají. Škála hodnotících stupnic je vyčerpávající, není co vytknout.</text:span></text:p>
      <text:h text:style-name="P10" text:outline-level="2"><text:span text:style-name="T6">Datový model</text:span></text:h>
      <text:p text:style-name="P13"><text:span text:style-name="T6">Vskutku komplexní záležitost. Nově přidané tabulky jsou popsány. Jediné, co působí velice podivně je funkce „evaluate()“ v tabulce Grade.</text:span></text:p>
      <text:h text:style-name="P11" text:outline-level="2"><text:soft-page-break/><text:span text:style-name="T7">Návrhové vzory</text:span></text:h>
      <text:p text:style-name="P14"><text:span text:style-name="T7">Návrhový vzor strategy působí jako dobrá volba, žádný další není ze zadání přímo vyvoditelný.</text:span></text:p>
      <text:h text:style-name="P11" text:outline-level="2"><text:span text:style-name="T7">Poznámka</text:span></text:h>
      <text:p text:style-name="P14"><text:span text:style-name="T7">Díky poznámce není žádný další problé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erif" svg:font-family="'DejaVu Serif'" style:font-family-generic="roman"/>
    <style:font-face style:name="DejaVu Sans1" svg:font-family="'DejaVu Sans'" style:font-family-generic="swiss"/>
    <style:font-face style:name="Source Sans Pro2" svg:font-family="'Source Sans Pro'" style:font-family-generic="swiss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Tučná kurzíva" style:font-family-generic="swiss" style:font-pitch="variable"/>
    <style:font-face style:name="Source Sans Pro" svg:font-family="'Source Sans Pro'" style:font-adornments="Tučné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s" fo:country="CZ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2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DejaVu Serif1" style:font-size-asian="10.5pt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ource Sans Pro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ource Sans Pro1" fo:font-size="14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Source Sans Pro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41:27</meta:creation-date>
    <dc:date>2012-10-24T02:49:32</dc:date>
    <meta:editing-duration>PT3H56M5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2" meta:paragraph-count="20" meta:word-count="299" meta:character-count="2004" meta:non-whitespace-character-count="1730"/>
  </office:meta>
</office:document-meta>
</file>